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5455099481101</text:p>
          </table:table-cell>
          <table:table-cell office:value-type="string" calcext:value-type="string">
            <text:p>2024-12-23 16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2768" calcext:value-type="float">
            <text:p>28.24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455099481101</text:p>
          </table:table-cell>
          <table:table-cell office:value-type="string" calcext:value-type="string">
            <text:p>2024-02-13 18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8344" calcext:value-type="float">
            <text:p>27.89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455099481101</text:p>
          </table:table-cell>
          <table:table-cell office:value-type="string" calcext:value-type="string">
            <text:p>2022-12-20 21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9408" calcext:value-type="float">
            <text:p>28.02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455099481101</text:p>
          </table:table-cell>
          <table:table-cell office:value-type="string" calcext:value-type="string">
            <text:p>2021-12-29 16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344" calcext:value-type="float">
            <text:p>27.5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455099481101</text:p>
          </table:table-cell>
          <table:table-cell office:value-type="string" calcext:value-type="string">
            <text:p>2020-12-21 19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5464" calcext:value-type="float">
            <text:p>27.71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455099481101</text:p>
          </table:table-cell>
          <table:table-cell office:value-type="string" calcext:value-type="string">
            <text:p>2019-12-23 20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455099481101</text:p>
          </table:table-cell>
          <table:table-cell office:value-type="string" calcext:value-type="string">
            <text:p>2019-01-24 18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6192" calcext:value-type="float">
            <text:p>28.20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455099481101</text:p>
          </table:table-cell>
          <table:table-cell office:value-type="string" calcext:value-type="string">
            <text:p>2017-12-20 21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9256" calcext:value-type="float">
            <text:p>29.09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455099481101</text:p>
          </table:table-cell>
          <table:table-cell office:value-type="string" calcext:value-type="string">
            <text:p>2016-12-19 20:38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4576" calcext:value-type="float">
            <text:p>29.75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455099481101</text:p>
          </table:table-cell>
          <table:table-cell office:value-type="string" calcext:value-type="string">
            <text:p>2015-12-30 16:34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3616" calcext:value-type="float">
            <text:p>29.69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455099481101</text:p>
          </table:table-cell>
          <table:table-cell office:value-type="string" calcext:value-type="string">
            <text:p>2014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0256" calcext:value-type="float">
            <text:p>29.48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455099481101</text:p>
          </table:table-cell>
          <table:table-cell office:value-type="string" calcext:value-type="string">
            <text:p>2013-12-16 17:53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7752" calcext:value-type="float">
            <text:p>29.25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455099481101</text:p>
          </table:table-cell>
          <table:table-cell office:value-type="string" calcext:value-type="string">
            <text:p>2013-01-09 18:57:0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74" calcext:value-type="float">
            <text:p>28.72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455099481101</text:p>
          </table:table-cell>
          <table:table-cell office:value-type="string" calcext:value-type="string">
            <text:p>2012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8344" calcext:value-type="float">
            <text:p>27.89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455099481101</text:p>
          </table:table-cell>
          <table:table-cell office:value-type="string" calcext:value-type="string">
            <text:p>2010-12-28 15:28:5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8384" calcext:value-type="float">
            <text:p>28.21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455099481101</text:p>
          </table:table-cell>
          <table:table-cell office:value-type="string" calcext:value-type="string">
            <text:p>2010-01-12 17:17:3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4688" calcext:value-type="float">
            <text:p>28.36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455099481101</text:p>
          </table:table-cell>
          <table:table-cell office:value-type="string" calcext:value-type="string">
            <text:p>2008-12-23 19:34:2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6752" calcext:value-type="float">
            <text:p>28.87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455099481101</text:p>
          </table:table-cell>
          <table:table-cell office:value-type="string" calcext:value-type="string">
            <text:p>2008-01-05 22:05:0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3912" calcext:value-type="float">
            <text:p>29.01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455099481101</text:p>
          </table:table-cell>
          <table:table-cell office:value-type="string" calcext:value-type="string">
            <text:p>2007-01-16 17:56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1656" calcext:value-type="float">
            <text:p>29.25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455099481101</text:p>
          </table:table-cell>
          <table:table-cell office:value-type="string" calcext:value-type="string">
            <text:p>2006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0656" calcext:value-type="float">
            <text:p>28.87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455099481101</text:p>
          </table:table-cell>
          <table:table-cell office:value-type="string" calcext:value-type="string">
            <text:p>2004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9152" calcext:value-type="float">
            <text:p>29.02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455099481101</text:p>
          </table:table-cell>
          <table:table-cell office:value-type="string" calcext:value-type="string">
            <text:p>2004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7088" calcext:value-type="float">
            <text:p>28.51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46" meta:object-count="0"/>
    <meta:user-defined meta:name="AppVersion">3.0</meta:user-defined>
  </office:meta>
</office:document-meta>
</file>